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dc6b"/>
    </style:style>
    <style:style style:name="P2" style:family="paragraph" style:parent-style-name="Standard" style:list-style-name="L2">
      <style:text-properties officeooo:paragraph-rsid="00139af9"/>
    </style:style>
    <style:style style:name="P3" style:family="paragraph" style:parent-style-name="Standard" style:list-style-name="L2">
      <style:text-properties officeooo:paragraph-rsid="00144d3f"/>
    </style:style>
    <style:style style:name="P4" style:family="paragraph" style:parent-style-name="Standard">
      <style:text-properties officeooo:paragraph-rsid="00139af9"/>
    </style:style>
    <style:style style:name="T1" style:family="text">
      <style:text-properties fo:language="en" fo:country="US"/>
    </style:style>
    <style:style style:name="T2" style:family="text">
      <style:text-properties officeooo:rsid="00144d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ейс 1. </text:p>
      <text:p text:style-name="P1"/>
      <text:p text:style-name="P1">Интернет-магазин</text:p>
      <text:p text:style-name="P1"/>
      <text:list xml:id="list3417732070" text:style-name="L2">
        <text:list-item>
          <text:p text:style-name="P2">Создать 4 функциональных блока для приложения и объединить их/</text:p>
          <text:list>
            <text:list-item>
              <text:p text:style-name="P2">1) Логин и регистрация пользователя</text:p>
            </text:list-item>
            <text:list-item>
              <text:p text:style-name="P2">2) Страница магазина с фильтрами по цене и категории, один товар может находиться в нескольких категориях, добавление в корзина. Нельзя заказать больше товара, чем есть на складе</text:p>
            </text:list-item>
            <text:list-item>
              <text:p text:style-name="P2">3) Страница оформления заказа, можно удалить товар, изменить количество, таблица с информацией о заказе: Товар Кол-во Цена/шт Общая цена</text:p>
            </text:list-item>
            <text:list-item>
              <text:p text:style-name="P2">4) Оплата заказа, у каждого пользователя может быть несколько карточек, проверка на достаточное кол-во денег, не может быть привязаны 2 одинаковые карточки, добавление новой карточки</text:p>
            </text:list-item>
          </text:list>
        </text:list-item>
        <text:list-item>
          <text:p text:style-name="P3">5) Проверка лицензии для юзера.</text:p>
          <text:list>
            <text:list-item>
              <text:p text:style-name="P3">Есть 2 орга:</text:p>
              <text:list>
                <text:list-item>
                  <text:p text:style-name="P3"><text:s/><text:span text:style-name="T2">О</text:span>дин мастер и хранит данные о лицензиях /количество лицензий для конкретного орга/ - кастомный объект.</text:p>
                </text:list-item>
                <text:list-item>
                  <text:p text:style-name="P3">На втором при обновлении контакта.</text:p>
                  <text:list>
                    <text:list-item>
                      <text:p text:style-name="P3"><text:span text:style-name="T2">П</text:span>оле чекбокс или пиклист отвечающее за тип лицензии.</text:p>
                    </text:list-item>
                    <text:list-item>
                      <text:p text:style-name="P3"><text:span text:style-name="T2">Д</text:span>елает запрос на мастер орг и проверяет есть ли для этого орга еще свободные лицензии. </text:p>
                      <text:list>
                        <text:list-item>
                          <text:p text:style-name="P3">Если есть то лицензии-- для этого орга и на орге где меняли поле на контакте - оставить поле с этой лицензией.</text:p>
                        </text:list-item>
                        <text:list-item>
                          <text:p text:style-name="P3">Если нет лицензий то - вернуть поле в предыдущее состояние. </text:p>
                        </text:list-item>
                      </text:list>
                    </text:list-item>
                    <text:list-item>
                      <text:p text:style-name="P3">Если юзер деактивирует лицензию на мастере делать лицензии++ для этого орга.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В ответе должна быть указана ссылка на репозиторий с выполненным задание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2:39:11.150556438</meta:creation-date>
    <dc:date>2020-04-21T14:37:55.731181084</dc:date>
    <meta:editing-duration>PT1H48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206" meta:character-count="1351" meta:non-whitespace-character-count="1143"/>
  </office:meta>
</office:document-meta>
</file>